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600000161588683DC5F8B8077.png" manifest:media-type="image/png"/>
  <manifest:file-entry manifest:full-path="Pictures/1000020100000124000001242561A3C8C2658CB3.png" manifest:media-type="image/png"/>
  <manifest:file-entry manifest:full-path="Pictures/100002010000016D0000016D4E0F107738405EB1.png" manifest:media-type="image/png"/>
  <manifest:file-entry manifest:full-path="Pictures/100002010000014A0000014AFD93D5ED8697C8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16cm" fo:min-width="10.301cm"/>
    </style:style>
    <style:style style:name="gr2" style:family="graphic" style:parent-style-name="standard">
      <style:graphic-properties draw:textarea-horizontal-align="justify" draw:textarea-vertical-align="middle" draw:auto-grow-height="false" fo:min-height="9.775cm" fo:min-width="2.421cm"/>
    </style:style>
    <style:style style:name="gr3" style:family="graphic" style:parent-style-name="standard">
      <style:graphic-properties draw:textarea-horizontal-align="justify" draw:textarea-vertical-align="middle" draw:auto-grow-height="false" fo:min-height="9.775cm" fo:min-width="2.802cm"/>
    </style:style>
    <style:style style:name="gr4" style:family="graphic" style:parent-style-name="standard">
      <style:graphic-properties draw:textarea-horizontal-align="justify" draw:textarea-vertical-align="middle" draw:auto-grow-height="false" fo:min-height="9.775cm" fo:min-width="2.421cm"/>
    </style:style>
    <style:style style:name="gr5" style:family="graphic" style:parent-style-name="standard">
      <style:graphic-properties draw:textarea-horizontal-align="justify" draw:textarea-vertical-align="middle" draw:auto-grow-height="false" fo:min-height="9.924cm" fo:min-width="2.87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642cm" fo:min-width="4.707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4.734cm"/>
    </style:style>
    <style:style style:name="gr9" style:family="graphic" style:parent-style-name="standard">
      <style:graphic-properties draw:textarea-horizontal-align="justify" draw:textarea-vertical-align="middle" draw:auto-grow-height="false" fo:min-height="0.769cm" fo:min-width="6.993cm"/>
    </style:style>
    <style:style style:name="gr10" style:family="graphic" style:parent-style-name="standard">
      <style:graphic-properties draw:textarea-horizontal-align="justify" draw:textarea-vertical-align="middle" draw:auto-grow-height="false" fo:min-height="0.669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0.685cm" fo:min-width="5.596cm"/>
    </style:style>
    <style:style style:name="gr12" style:family="graphic" style:parent-style-name="standard">
      <style:graphic-properties draw:textarea-horizontal-align="justify" draw:textarea-vertical-align="middle" draw:auto-grow-height="false" fo:min-height="0.685cm" fo:min-width="7.5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6pt" style:font-size-asian="18pt" style:font-size-complex="18pt"/>
    </style:style>
    <style:style style:name="P2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28pt" style:font-size-asian="18pt" style:font-size-complex="18pt"/>
    </style:style>
    <style:style style:name="P7" style:family="paragraph"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text-properties fo:font-size="2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18pt" style:font-size-complex="18pt"/>
    </style:style>
    <style:style style:name="T1" style:family="text">
      <style:text-properties fo:font-size="26pt" fo:font-weight="bold" style:font-size-asian="18pt" style:font-weight-asian="bold" style:font-size-complex="18pt" style:font-weight-complex="bold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601cm" svg:height="4.699cm" svg:x="3.275cm" svg:y="2.651cm">
          <text:p text:style-name="P1"><text:span text:style-name="T1">Machine Learning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.921cm" svg:height="10.025cm" svg:x="4.937cm" svg:y="7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10.025cm" svg:x="9.598cm" svg:y="7.35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10.025cm" svg:x="15.224cm" svg:y="7.358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373cm" svg:height="10.174cm" svg:x="20.133cm" svg:y="7.336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96cm" svg:height="2.596cm" svg:x="5.135cm" svg:y="7.548cm">
          <draw:image xlink:href="Pictures/100002010000016D0000016D4E0F107738405EB1.png" xlink:type="simple" xlink:show="embed" xlink:actuate="onLoad">
            <text:p/>
          </draw:image>
        </draw:frame>
        <draw:frame draw:style-name="gr6" draw:text-style-name="P3" draw:layer="layout" svg:width="2.921cm" svg:height="2.921cm" svg:x="9.806cm" svg:y="7.498cm">
          <draw:image xlink:href="Pictures/100002010000014A0000014AFD93D5ED8697C8FC.png" xlink:type="simple" xlink:show="embed" xlink:actuate="onLoad">
            <text:p/>
          </draw:image>
        </draw:frame>
        <draw:custom-shape draw:style-name="gr7" draw:text-style-name="P3" draw:layer="layout" svg:width="5.207cm" svg:height="0.892cm" svg:x="4.048cm" svg:y="17.507cm">
          <text:p text:style-name="P3">Vector calculu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234cm" svg:height="0.889cm" svg:x="3.894cm" svg:y="18.553cm">
          <text:p text:style-name="P3">Linear algebra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93cm" svg:height="2.393cm" svg:x="15.371cm" svg:y="7.624cm">
          <draw:image xlink:href="Pictures/1000020100000124000001242561A3C8C2658CB3.png" xlink:type="simple" xlink:show="embed" xlink:actuate="onLoad">
            <text:p/>
          </draw:image>
        </draw:frame>
        <draw:frame draw:style-name="gr6" draw:text-style-name="P3" draw:layer="layout" svg:width="2.758cm" svg:height="2.72cm" svg:x="20.382cm" svg:y="7.405cm">
          <draw:image xlink:href="Pictures/100002010000016600000161588683DC5F8B8077.png" xlink:type="simple" xlink:show="embed" xlink:actuate="onLoad">
            <text:p/>
          </draw:image>
        </draw:frame>
        <draw:custom-shape draw:style-name="gr9" draw:text-style-name="P3" draw:layer="layout" svg:width="7.493cm" svg:height="1.019cm" svg:x="9.382cm" svg:y="17.507cm">
          <text:p text:style-name="P3">Probability &amp; Distribution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604cm" svg:height="0.919cm" svg:x="17.002cm" svg:y="17.607cm">
          <text:p text:style-name="P3">Optmization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096cm" svg:height="0.935cm" svg:x="9.382cm" svg:y="18.607cm">
          <text:p text:style-name="P3">Analytic Geometry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001cm" svg:height="0.935cm" svg:x="15.605cm" svg:y="18.607cm">
          <text:p text:style-name="P3">Matrix decomposition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6.2cm" svg:height="1.508cm" draw:transform="rotate (1.5707963267949) translate (5.997cm 16.545cm)">
          <draw:text-box>
            <text:p text:style-name="P4"><text:span text:style-name="T2">Regression</text:span></text:p>
          </draw:text-box>
        </draw:frame>
        <draw:frame draw:style-name="gr13" draw:text-style-name="P8" draw:layer="layout" svg:width="7.208cm" svg:height="2.453cm" draw:transform="rotate (1.5707963267949) translate (9.997cm 17.445cm)">
          <draw:text-box>
            <text:p text:style-name="P6"><text:span text:style-name="T3">Dimensionality </text:span></text:p>
            <text:p text:style-name="P7"><text:span text:style-name="T3">reduction</text:span></text:p>
          </draw:text-box>
        </draw:frame>
        <draw:frame draw:style-name="gr13" draw:text-style-name="P5" draw:layer="layout" svg:width="5.76cm" svg:height="2.765cm" draw:transform="rotate (1.5707963267949) translate (15.197cm 16.545cm)">
          <draw:text-box>
            <text:p text:style-name="P9"><text:span text:style-name="T2">Density </text:span></text:p>
            <text:p text:style-name="P4"><text:span text:style-name="T2">Estimation</text:span></text:p>
          </draw:text-box>
        </draw:frame>
        <draw:frame draw:style-name="gr13" draw:text-style-name="P5" draw:layer="layout" svg:width="7.136cm" svg:height="1.508cm" draw:transform="rotate (1.5707963267949) translate (21.097cm 17.245cm)">
          <draw:text-box>
            <text:p text:style-name="P4"><text:span text:style-name="T2">Class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9:50:51.517267204</meta:creation-date>
    <dc:date>2019-06-13T22:51:37.577959252</dc:date>
    <meta:editing-duration>PT2H17M53S</meta:editing-duration>
    <meta:editing-cycles>5</meta:editing-cycles>
    <meta:generator>LibreOffice/6.0.7.3$Linux_X86_64 LibreOffice_project/00m0$Build-3</meta:generator>
    <meta:document-statistic meta:object-count="19"/>
  </office:meta>
</office:document-meta>
</file>